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5ce48"/>
    </style:style>
    <style:style style:name="P2" style:family="paragraph" style:parent-style-name="Standard">
      <style:text-properties fo:font-weight="bold" officeooo:rsid="0015ce48" officeooo:paragraph-rsid="0015ce48" style:font-weight-asian="bold" style:font-weight-complex="bold"/>
    </style:style>
    <style:style style:name="P3" style:family="paragraph" style:parent-style-name="Table_20_Contents">
      <style:text-properties officeooo:rsid="00176965" officeooo:paragraph-rsid="00176965"/>
    </style:style>
    <style:style style:name="P4" style:family="paragraph" style:parent-style-name="Standard">
      <style:text-properties fo:font-weight="normal" officeooo:rsid="0015ce48" officeooo:paragraph-rsid="0015ce48" style:font-weight-asian="normal" style:font-weight-complex="normal"/>
    </style:style>
    <style:style style:name="P5" style:family="paragraph" style:parent-style-name="Standard">
      <style:text-properties officeooo:rsid="00176965" officeooo:paragraph-rsid="0015ce48"/>
    </style:style>
    <style:style style:name="P6" style:family="paragraph" style:parent-style-name="Standard" style:list-style-name="L1">
      <style:text-properties fo:font-weight="normal" officeooo:rsid="0015ce48" officeooo:paragraph-rsid="0015ce48" style:font-weight-asian="normal" style:font-weight-complex="normal"/>
    </style:style>
    <style:style style:name="P7" style:family="paragraph" style:parent-style-name="Standard" style:list-style-name="L2">
      <style:text-properties officeooo:paragraph-rsid="0015ce48"/>
    </style:style>
    <style:style style:name="P8" style:family="paragraph" style:parent-style-name="Standard" style:list-style-name="L2">
      <style:text-properties fo:font-weight="normal" officeooo:rsid="0015ce48" officeooo:paragraph-rsid="0015ce48" style:font-weight-asian="normal" style:font-weight-complex="normal"/>
    </style:style>
    <style:style style:name="P9" style:family="paragraph" style:parent-style-name="Standard" style:list-style-name="L3">
      <style:text-properties officeooo:paragraph-rsid="0015ce48"/>
    </style:style>
    <style:style style:name="P10" style:family="paragraph" style:parent-style-name="Standard" style:list-style-name="L3">
      <style:text-properties fo:font-weight="normal" officeooo:rsid="0015ce48" officeooo:paragraph-rsid="0015ce48" style:font-weight-asian="normal" style:font-weight-complex="normal"/>
    </style:style>
    <style:style style:name="P11" style:family="paragraph" style:parent-style-name="Standard" style:list-style-name="L4">
      <style:text-properties officeooo:paragraph-rsid="0015ce48"/>
    </style:style>
    <style:style style:name="P12" style:family="paragraph" style:parent-style-name="Standard" style:list-style-name="L4">
      <style:text-properties fo:font-weight="normal" officeooo:rsid="0015ce48" officeooo:paragraph-rsid="0015ce48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15ce48" officeooo:paragraph-rsid="0015ce48" style:font-weight-asian="normal" style:font-weight-complex="normal"/>
    </style:style>
    <style:style style:name="P14" style:family="paragraph" style:parent-style-name="Standard" style:list-style-name="L5">
      <style:text-properties officeooo:paragraph-rsid="0015ce48"/>
    </style:style>
    <style:style style:name="P15" style:family="paragraph" style:parent-style-name="Standard" style:list-style-name="L6">
      <style:text-properties officeooo:paragraph-rsid="0015ce48"/>
    </style:style>
    <style:style style:name="P16" style:family="paragraph" style:parent-style-name="Standard" style:list-style-name="L7">
      <style:text-properties fo:font-weight="normal" officeooo:rsid="0015ce48" officeooo:paragraph-rsid="0015ce48" style:font-weight-asian="normal" style:font-weight-complex="normal"/>
    </style:style>
    <style:style style:name="P17" style:family="paragraph" style:parent-style-name="Standard">
      <style:text-properties fo:font-weight="normal" officeooo:rsid="00176965" officeooo:paragraph-rsid="0015ce48" style:font-weight-asian="normal" style:font-weight-complex="normal"/>
    </style:style>
    <style:style style:name="P18" style:family="paragraph" style:parent-style-name="Standard" style:list-style-name="L8">
      <style:text-properties officeooo:paragraph-rsid="0015ce48"/>
    </style:style>
    <style:style style:name="T1" style:family="text">
      <style:text-properties officeooo:rsid="0015ce48"/>
    </style:style>
    <style:style style:name="T2" style:family="text">
      <style:text-properties officeooo:rsid="00176965"/>
    </style:style>
    <style:style style:name="T3" style:family="text">
      <style:text-properties fo:font-weight="normal" officeooo:rsid="0015ce48" style:font-weight-asian="normal" style:font-weight-complex="normal"/>
    </style:style>
    <style:style style:name="T4" style:family="text">
      <style:text-properties fo:font-weight="normal" officeooo:rsid="00176965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З Системный Аналитик<text:line-break/>Мягкова Ирина<text:line-break/>b4018876d9 </text:span></text:p>
      <text:p text:style-name="P1"/>
      <text:p text:style-name="P2"><text:bookmark text:name="docs-internal-guid-9c122a9e-7fff-f8c7-732e-24e0f616ead9"/>Задание 1: Анализ требований</text:p>
      <text:p text:style-name="P1"><text:line-break/><text:span text:style-name="T1">Логические противоречия и недочёты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Пункты</text:p>
          </table:table-cell>
          <table:table-cell table:style-name="Таблица1.A1" office:value-type="string">
            <text:p text:style-name="Table_20_Contents"><text:s/><text:span text:style-name="T2">Проблема</text:span></text:p>
          </table:table-cell>
        </table:table-row>
        <table:table-row>
          <table:table-cell table:style-name="Таблица1.A1" office:value-type="string">
            <text:p text:style-name="P1"><text:span text:style-name="Strong_20_Emphasis"><text:span text:style-name="T3">П.2</text:span></text:span><text:span text:style-name="T3"> и </text:span><text:span text:style-name="Strong_20_Emphasis"><text:span text:style-name="T3">П.9</text:span></text:span><text:span text:style-name="T3"> </text:span></text:p>
          </table:table-cell>
          <table:table-cell table:style-name="Таблица1.A1" office:value-type="string">
            <text:p text:style-name="P1"><text:span text:style-name="Strong_20_Emphasis"><text:span text:style-name="T3">Прямое противоречие</text:span></text:span><text:span text:style-name="T3">.<text:line-break/>П.2: количество не может быть менее 1.<text:line-break/>П.9: если до 0 — удаляем. </text:span></text:p>
          </table:table-cell>
        </table:table-row>
        <table:table-row>
          <table:table-cell table:style-name="Таблица1.A1" office:value-type="string">
            <text:p text:style-name="P1"><text:span text:style-name="Strong_20_Emphasis"><text:span text:style-name="T3">П.3</text:span></text:span><text:span text:style-name="T3"> и </text:span><text:span text:style-name="Strong_20_Emphasis"><text:span text:style-name="T3">П.10</text:span></text:span><text:span text:style-name="T3"> </text:span></text:p>
          </table:table-cell>
          <table:table-cell table:style-name="Таблица1.A1" office:value-type="string">
            <text:p text:style-name="P1"><text:span text:style-name="Strong_20_Emphasis"><text:span text:style-name="T3">Неопределенность</text:span></text:span><text:span text:style-name="T3">: реклама — это товар? Если да, то она занимает место среди 5 позиций? </text:span></text:p>
          </table:table-cell>
        </table:table-row>
        <table:table-row>
          <table:table-cell table:style-name="Таблица1.A1" office:value-type="string">
            <text:p text:style-name="P1"><text:span text:style-name="Strong_20_Emphasis"><text:span text:style-name="T3">П.6</text:span></text:span><text:span text:style-name="T3"> </text:span></text:p>
          </table:table-cell>
          <table:table-cell table:style-name="Таблица1.A1" office:value-type="string">
            <text:p text:style-name="P1"><text:span text:style-name="Strong_20_Emphasis"><text:span text:style-name="T4">С</text:span></text:span><text:span text:style-name="Strong_20_Emphasis"><text:span text:style-name="T3">ообщение «Лимит корзины превышен» слишком общее</text:span></text:span><text:span text:style-name="T3">. Непонятно, какой именно лимит: по количеству позиций (5) или по сумме единиц (20) </text:span></text:p>
          </table:table-cell>
        </table:table-row>
        <table:table-row>
          <table:table-cell table:style-name="Таблица1.A1" office:value-type="string">
            <text:p text:style-name="P1"><text:span text:style-name="Strong_20_Emphasis"><text:span text:style-name="T3">П.7</text:span></text:span><text:span text:style-name="T3"> и </text:span><text:span text:style-name="Strong_20_Emphasis"><text:span text:style-name="T3">П.1</text:span></text:span><text:span text:style-name="Strong_20_Emphasis"><text:span text:style-name="T4">3</text:span></text:span></text:p>
          </table:table-cell>
          <table:table-cell table:style-name="Таблица1.A1" office:value-type="string">
            <text:p text:style-name="P4">П.7: цена фиксируется при добавлении.<text:line-break/>П.1<text:span text:style-name="T2">3</text:span>: цена обновляется автоматически. </text:p>
          </table:table-cell>
        </table:table-row>
        <table:table-row>
          <table:table-cell table:style-name="Таблица1.A1" office:value-type="string">
            <text:p text:style-name="P1"><text:span text:style-name="Strong_20_Emphasis"><text:span text:style-name="T3">П.10</text:span></text:span><text:span text:style-name="T3"> + </text:span><text:span text:style-name="Strong_20_Emphasis"><text:span text:style-name="T3">П.11</text:span></text:span><text:span text:style-name="T3"> </text:span></text:p>
          </table:table-cell>
          <table:table-cell table:style-name="Таблица1.A1" office:value-type="string">
            <text:p text:style-name="P1"><text:span text:style-name="Strong_20_Emphasis"><text:span text:style-name="T3">Неопределенность</text:span></text:span><text:span text:style-name="T3">: что значит «утром и вечером» (в 9:00 и 18:00? или у каждого пользователя по времени?) </text:span></text:p>
          </table:table-cell>
        </table:table-row>
      </table:table>
      <text:p text:style-name="P5"/>
      <text:p text:style-name="P4">Исправленное ТЗ<text:line-break/></text:p>
      <text:p text:style-name="P4">Функционал корзины (исправленная версия)</text:p>
      <text:p text:style-name="P1"><text:span text:style-name="Strong_20_Emphasis"><text:span text:style-name="T3">1. Добавление товара</text:span></text:span></text:p>
      <text:list text:style-name="L1">
        <text:list-item>
          <text:list>
            <text:list-item>
              <text:p text:style-name="P6">Пользователь может добавить от 1 до 10 единиц одного товара за один раз.</text:p>
            </text:list-item>
            <text:list-item>
              <text:p text:style-name="P6">При добавлении проверяются лимиты (см. п. 2).</text:p>
            </text:list-item>
          </text:list>
        </text:list-item>
      </text:list>
      <text:p text:style-name="P1"><text:span text:style-name="Strong_20_Emphasis"><text:span text:style-name="T3">2. Лимиты корзины</text:span></text:span></text:p>
      <text:list text:style-name="L2">
        <text:list-item>
          <text:list>
            <text:list-item>
              <text:p text:style-name="P7"><text:span text:style-name="T3">Максимальное количество </text:span><text:span text:style-name="Strong_20_Emphasis"><text:span text:style-name="T3">разных товаров</text:span></text:span><text:span text:style-name="T3"> (уникальных SKU) — </text:span><text:span text:style-name="Strong_20_Emphasis"><text:span text:style-name="T3">5</text:span></text:span><text:span text:style-name="T3">.</text:span></text:p>
            </text:list-item>
            <text:list-item>
              <text:p text:style-name="P7"><text:span text:style-name="T3">Максимальное </text:span><text:span text:style-name="Strong_20_Emphasis"><text:span text:style-name="T3">суммарное количество единиц</text:span></text:span><text:span text:style-name="T3"> всех товаров — </text:span><text:span text:style-name="Strong_20_Emphasis"><text:span text:style-name="T3">20</text:span></text:span><text:span text:style-name="T3">.</text:span></text:p>
            </text:list-item>
            <text:list-item>
              <text:p text:style-name="P8">Если добавление нарушает хотя бы один лимит — операция отклоняется.</text:p>
            </text:list-item>
          </text:list>
        </text:list-item>
      </text:list>
      <text:p text:style-name="P1"><text:span text:style-name="Strong_20_Emphasis"><text:span text:style-name="T3">3. Управление количеством</text:span></text:span></text:p>
      <text:list text:style-name="L3">
        <text:list-item>
          <text:list>
            <text:list-item>
              <text:p text:style-name="P9"><text:span text:style-name="T3">Пользователь может увеличивать/уменьшать количество каждого товара (минимальное значение — </text:span><text:span text:style-name="Strong_20_Emphasis"><text:span text:style-name="T3">0</text:span></text:span><text:span text:style-name="T3">).</text:span></text:p>
            </text:list-item>
            <text:list-item>
              <text:p text:style-name="P9"><text:span text:style-name="T3">При уменьшении количества до </text:span><text:span text:style-name="Strong_20_Emphasis"><text:span text:style-name="T3">0</text:span></text:span><text:span text:style-name="T3"> товар </text:span><text:span text:style-name="Strong_20_Emphasis"><text:span text:style-name="T3">автоматически удаляется</text:span></text:span><text:span text:style-name="T3"> из корзины.</text:span></text:p>
            </text:list-item>
            <text:list-item>
              <text:p text:style-name="P10">Кнопка «Удалить товар» также доступна (удаляет товар независимо от его количества).</text:p>
            </text:list-item>
          </text:list>
        </text:list-item>
      </text:list>
      <text:p text:style-name="P1"><text:span text:style-name="Strong_20_Emphasis"><text:span text:style-name="T3">4. Цена товара</text:span></text:span></text:p>
      <text:list text:style-name="L4">
        <text:list-item>
          <text:list>
            <text:list-item>
              <text:p text:style-name="P11"><text:span text:style-name="T3">Цена фиксируется в момент </text:span><text:span text:style-name="Strong_20_Emphasis"><text:span text:style-name="T3">первого добавления товара</text:span></text:span><text:span text:style-name="T3"> в корзину и </text:span><text:span text:style-name="Strong_20_Emphasis"><text:span text:style-name="T3">не меняется</text:span></text:span><text:span text:style-name="T3"> до момента оформления заказа.</text:span></text:p>
            </text:list-item>
            <text:list-item>
              <text:p text:style-name="P11"><text:span text:style-name="T3">Изменение цены в каталоге </text:span><text:span text:style-name="Strong_20_Emphasis"><text:span text:style-name="T3">не влияет</text:span></text:span><text:span text:style-name="T3"> на уже добавленные товары в корзине.</text:span></text:p>
            </text:list-item>
            <text:list-item>
              <text:p text:style-name="P12">При повторном добавлении того же товара (если он был удален) — берется текущая цена из каталога.</text:p>
            </text:list-item>
          </text:list>
        </text:list-item>
      </text:list>
      <text:p text:style-name="P1"><text:span text:style-name="Strong_20_Emphasis"><text:span text:style-name="T3">5. Отображение корзины</text:span></text:span></text:p>
      <text:list text:style-name="L5">
        <text:list-item>
          <text:list>
            <text:list-item>
              <text:p text:style-name="P13">Список добавленных товаров (название, количество, цена за единицу на момент добавления, общая стоимость позиции).</text:p>
            </text:list-item>
            <text:list-item>
              <text:p text:style-name="P14"><text:span text:style-name="Strong_20_Emphasis"><text:span text:style-name="T3">Рекламные блоки</text:span></text:span><text:span text:style-name="T3"> (если есть) отображаются </text:span><text:span text:style-name="Strong_20_Emphasis"><text:span text:style-name="T3">отдельно</text:span></text:span><text:span text:style-name="T3"> от товаров и </text:span><text:span text:style-name="Strong_20_Emphasis"><text:span text:style-name="T3">не влияют</text:span></text:span><text:span text:style-name="T3"> на лимиты в п. 2.</text:span></text:p>
            </text:list-item>
          </text:list>
        </text:list-item>
      </text:list>
      <text:p text:style-name="P1"><text:span text:style-name="Strong_20_Emphasis"><text:span text:style-name="T3">6. Сообщения об ошибках</text:span></text:span></text:p>
      <text:list text:style-name="L6">
        <text:list-item>
          <text:list>
            <text:list-item>
              <text:p text:style-name="P15"><text:soft-page-break/><text:span text:style-name="T3">При превышении лимита по разным товарам (&gt;5): </text:span><text:span text:style-name="Emphasis"><text:span text:style-name="T3">«Вы можете добавить не более 5 разных товаров в корзину»</text:span></text:span><text:span text:style-name="T3">.</text:span></text:p>
            </text:list-item>
            <text:list-item>
              <text:p text:style-name="P15"><text:span text:style-name="T3">При превышении общего количества (&gt;20): </text:span><text:span text:style-name="Emphasis"><text:span text:style-name="T3">«Общее количество товаров в корзине не может превышать 20 штук»</text:span></text:span><text:span text:style-name="T3">.</text:span></text:p>
            </text:list-item>
          </text:list>
        </text:list-item>
      </text:list>
      <text:p text:style-name="P1"><text:span text:style-name="Strong_20_Emphasis"><text:span text:style-name="T3">7. Реклама</text:span></text:span></text:p>
      <text:list text:style-name="L7">
        <text:list-item>
          <text:list>
            <text:list-item>
              <text:p text:style-name="P16">Показ рекламы — по расписанию, утвержденному отдельно. Реклама не является товаром.</text:p>
            </text:list-item>
          </text:list>
        </text:list-item>
      </text:list>
      <text:p text:style-name="P4"><text:line-break/><text:span text:style-name="T2">Какие вопросы я бы задала для уточнения тз</text:span></text:p>
      <text:p text:style-name="P17"/>
      <text:list text:style-name="L8">
        <text:list-item>
          <text:p text:style-name="P18"><text:span text:style-name="Strong_20_Emphasis"><text:span text:style-name="T4">Что важнее при добавлении товара</text:span></text:span><text:span text:style-name="T4"> — лимит по количеству позиций (5) или по сумме единиц (20)? Приоритет? Или оба должны соблюдаться?<text:line-break/></text:span></text:p>
        </text:list-item>
        <text:list-item>
          <text:p text:style-name="P18"><text:span text:style-name="Strong_20_Emphasis"><text:span text:style-name="T4">Должна ли реклама считаться товаром</text:span></text:span><text:span text:style-name="T4"> и занимать место среди 5 позиций? Если да, то как пользователь отличит рекламу от товара?<text:line-break/></text:span></text:p>
        </text:list-item>
        <text:list-item>
          <text:p text:style-name="P18"><text:span text:style-name="Strong_20_Emphasis"><text:span text:style-name="T4">Почему мы сначала пишем «цена фиксируется», потом «обновляется»</text:span></text:span><text:span text:style-name="T4">? Какое поведение истинное?<text:line-break/></text:span></text:p>
        </text:list-item>
        <text:list-item>
          <text:p text:style-name="P18"><text:span text:style-name="Strong_20_Emphasis"><text:span text:style-name="T4">«Утром и вечером»</text:span></text:span><text:span text:style-name="T4"> — это по часам сервера или по локальному времени пользователя? Нужен ли A/B-тест расписания?<text:line-break/></text:span></text:p>
        </text:list-item>
        <text:list-item>
          <text:p text:style-name="P18"><text:span text:style-name="Strong_20_Emphasis"><text:span text:style-name="T4">Если пользователь оформил заказ, а цена в каталоге изменилась</text:span></text:span><text:span text:style-name="T4"> — что показывать в истории заказов? Цену на момент заказа или текущую?<text:line-break/></text:span></text:p>
        </text:list-item>
        <text:list-item>
          <text:p text:style-name="P18"><text:span text:style-name="Strong_20_Emphasis"><text:span text:style-name="T4">Нужна ли поддержка корзины между сессиями</text:span></text:span><text:span text:style-name="T4"> (через логин) или корзина живет только в браузере (cookie/local storage)?<text:line-break/></text:span></text:p>
        </text:list-item>
        <text:list-item>
          <text:p text:style-name="P18"><text:span text:style-name="Strong_20_Emphasis"><text:span text:style-name="T4">Как пользователь узнает о лимитах до их нарушения</text:span></text:span><text:span text:style-name="T4">? Показывать индикатор заполнения корзины?<text:line-break/></text:span></text:p>
        </text:list-item>
        <text:list-item>
          <text:p text:style-name="P18"><text:span text:style-name="Strong_20_Emphasis"><text:span text:style-name="T4">Что делать, если пользователь пытается добавить 10 единиц товара, а после добавления сумма превысит 20</text:span></text:span><text:span text:style-name="T4">? Добавить частично (сколько влезет) или отклонять полностью?</text:span>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9T18:13:55.470200900</meta:creation-date>
    <dc:date>2026-04-19T19:39:37.090719700</dc:date>
    <meta:editing-duration>PT24M56S</meta:editing-duration>
    <meta:editing-cycles>1</meta:editing-cycles>
    <meta:document-statistic meta:table-count="1" meta:image-count="0" meta:object-count="0" meta:page-count="2" meta:paragraph-count="49" meta:word-count="484" meta:character-count="3201" meta:non-whitespace-character-count="2758"/>
    <meta:generator>LibreOffice/25.2.7.2$Windows_X86_64 LibreOffice_project/5cbfd1ab6520636bb5f7b99185aa69bd7456825d</meta:generator>
  </office:meta>
</office:document-meta>
</file>